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Song of Solomon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SONG OF SOLOMON 1-8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EVENTS PRECEDING THE WEDDING (1:1-3:5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<text:s text:c="1"/>THE EVENTS PRECEDING THE WEDDING (1:1-3:5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"You light up my life" (1:1-4a, 5-7, 12-14, 16-17, 2:1, 3-13, 16-17, 3:1-5): The bride speaks to the groom, Solomon.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woColTx-Title-and-2-Column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"You light up my life" (1:1-4a, 5-7, 12-14, 16-17, 2:1, 3-13, 16-17, 3:1-5): The bride speaks to the groom, Solomon.<text:s text:c="1"/></text:span><text:span text:style-name="a510" text:class-names=""/></text:p>
          </draw:text-box>
          <svg:title/>
          <svg:desc/>
        </draw:frame>
        <draw:frame draw:id="id97" presentation:style-name="a528" draw:name="Text Placeholder 2" svg:x="1.38021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Your love is sweeter than wine (1:2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ow pleasing is your name (1:3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I am darkened by the sun but beautiful (1:5-6).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Where do you graze your flocks, 0 my love (1:7)?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  <draw:frame draw:id="id98" presentation:style-name="a547" draw:name="Text Placeholder 3" svg:x="6.16319in" svg:y="2in" svg:width="4.61632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I desire to hold you in my bosom (1:12-14; 2:4-7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I will be to you as a rose of Sharon, the lily of the valley (2:1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You will be to me as an apple tree (2:3)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I hear you coming for me (2:8-13, 16-17).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I dreamed that I searched for you in the streets of the city (3:1-5).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5" draw:style-name="a548" draw:master-page-name="Master1-Layout13-tx-Title-and-Text" presentation:presentation-page-layout-name="Master1-PPL13" draw:id="Slide-260">
        <draw:frame draw:id="id99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EVENTS PRECEDING THE WEDDING (1:1-3:5)<text:s text:c="1"/></text:span><text:span text:style-name="a550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"You light up my life" (1:8-11, 15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6" draw:style-name="a563" draw:master-page-name="Master1-Layout13-tx-Title-and-Text" presentation:presentation-page-layout-name="Master1-PPL13" draw:id="Slide-261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"You light up my life" (1:8-11, 15):<text:s text:c="1"/></text:span><text:span text:style-name="a565" text:class-names=""/></text:p>
          </draw:text-box>
          <svg:title/>
          <svg:desc/>
        </draw:frame>
        <draw:frame draw:id="id102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You are like a lovely filly (1:9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ow lovely are your cheeks and neck (1:10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Your eyes are soft like doves (1:15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7" draw:style-name="a581" draw:master-page-name="Master1-Layout13-tx-Title-and-Text" presentation:presentation-page-layout-name="Master1-PPL13" draw:id="Slide-262">
        <draw:frame draw:id="id103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E EVENTS PRECEDING THE WEDDING (1:1-3:5)<text:s text:c="1"/></text:span><text:span text:style-name="a583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"You light up my life" (1:8-11, 15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"They light up each other's life" (1:4b, 2:1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3-tx-Title-and-Text" presentation:presentation-page-layout-name="Master1-PPL13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"They light up each other's life" (1:4b, 2:15):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We rejoice and delight in you (1:4b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Guard the vineyard of your love (2:15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3-tx-Title-and-Text" presentation:presentation-page-layout-name="Master1-PPL13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EVENTS PRECEDING THE WEDDING (1:1-3:5)<text:s text:c="1"/></text:span><text:span text:style-name="a616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"You light up my life" (1:1-4a, 5-7, 12-14, 16-17, 2:1, 3-13, 16-17, 3:1-5): The bride speaks to the groom, Solomon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"You light up my life" (1:8-11, 15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"They light up each other's life" (1:4b, 2:15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3-tx-Title-and-Text" presentation:presentation-page-layout-name="Master1-PPL13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SONG OF SOLOMON 1-8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EVENTS PRECEDING THE WEDDING (1:1-3:5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EVENTS ACCOMPANYING THE WEDDING (3:6-5: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-title-Title-Slide" presentation:presentation-page-layout-name="Master1-PPL1" draw:id="Slide-266">
        <draw:frame draw:id="id111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EVENTS ACCOMPANYING THE WEDDING (3:6-5:1)<text:s text:c="1"/></text:span><text:span text:style-name="a649" text:class-names=""/></text:p>
          </draw:text-box>
          <svg:title/>
          <svg:desc/>
        </draw:frame>
        <draw:frame draw:id="id112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The wedding day (3:6-11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2" draw:style-name="a657" draw:master-page-name="Master1-Layout13-tx-Title-and-Text" presentation:presentation-page-layout-name="Master1-PPL13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wedding day (3:6-11)<text:s text:c="1"/></text:span><text:span text:style-name="a659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coming of King Solomon (3:6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arriage of King Solomon (3:7-10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3" draw:style-name="a672" draw:master-page-name="Master1-Layout13-tx-Title-and-Text" presentation:presentation-page-layout-name="Master1-PPL13" draw:id="Slide-268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carriage of King Solomon (3:7-10)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soldiers (3:7-8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splendor (3:9-1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4" draw:style-name="a687" draw:master-page-name="Master1-Layout13-tx-Title-and-Text" presentation:presentation-page-layout-name="Master1-PPL13" draw:id="Slide-269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<text:s text:c="1"/>The splendor (3:9-10)<text:s text:c="1"/></text:span><text:span text:style-name="a689" text:class-names=""/></text:p>
          </draw:text-box>
          <svg:title/>
          <svg:desc/>
        </draw:frame>
        <draw:frame draw:id="id118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Made from wood imported from Lebanon (3:9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Has silver posts and a golden canopy (3:10a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Is upholstered with purple (3:10b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5" draw:style-name="a705" draw:master-page-name="Master1-Layout13-tx-Title-and-Text" presentation:presentation-page-layout-name="Master1-PPL13" draw:id="Slide-270">
        <draw:frame draw:id="id119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carriage of King Solomon (3:7-10)<text:s text:c="1"/></text:span><text:span text:style-name="a707" text:class-names=""/></text:p>
          </draw:text-box>
          <svg:title/>
          <svg:desc/>
        </draw:frame>
        <draw:frame draw:id="id120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oldiers (3:7-8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plendor (3:9-10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6" draw:style-name="a720" draw:master-page-name="Master1-Layout13-tx-Title-and-Text" presentation:presentation-page-layout-name="Master1-PPL13" draw:id="Slide-271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The wedding day (3:6-11)<text:s text:c="1"/></text:span><text:span text:style-name="a722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 coming of King Solomon (3:6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arriage of King Solomon (3:7-10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rown of King Solomon (3:11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3-tx-Title-and-Text" presentation:presentation-page-layout-name="Master1-PPL13" draw:id="Slide-272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THE EVENTS ACCOMPANYING THE WEDDING (3:6-5:1)<text:s text:c="1"/>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The wedding day (3:6-11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wedding night (4:1-5:1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8" draw:style-name="a753" draw:master-page-name="Master1-Layout1-title-Title-Slide" presentation:presentation-page-layout-name="Master1-PPL1" draw:id="Slide-273">
        <draw:frame draw:id="id125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<text:s text:c="1"/>The wedding night (4:1-5:1)<text:s text:c="1"/></text:span><text:span text:style-name="a755" text:class-names=""/></text:p>
          </draw:text-box>
          <svg:title/>
          <svg:desc/>
        </draw:frame>
        <draw:frame draw:id="id126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As spoken by the husband to his wife (4:1-15; 5:1a):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19" draw:style-name="a763" draw:master-page-name="Master1-Layout12-twoColTx-Title-and-2-Column-Text" presentation:presentation-page-layout-name="Master1-PPL12" draw:id="Slide-274">
        <draw:frame draw:id="id127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<text:s text:c="1"/>As spoken by the husband to his wife (4:1-15; 5:1a):<text:s text:c="1"/></text:span><text:span text:style-name="a765" text:class-names=""/></text:p>
          </draw:text-box>
          <svg:title/>
          <svg:desc/>
        </draw:frame>
        <draw:frame draw:id="id128" presentation:style-name="a783" draw:name="Text Placeholder 2" svg:x="1.38021in" svg:y="2in" svg:width="4.61632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Her eyes are like doves (4:1a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Her hair is like a flock of goats (4:1b).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Her teeth are like shorn sheep (4:2).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Her lips are like a scarlet ribbon (4:3a).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  <draw:frame draw:id="id129" presentation:style-name="a802" draw:name="Text Placeholder 3" svg:x="6.16319in" svg:y="2in" svg:width="4.61632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Her cheeks are like the halves of a pomegranate (4:3b).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Her neck is like the tower of David (4:4).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Her breasts are like twin fawns of a gazelle (4:5).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Her love is much better than wine (4:10a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Her perfume is more fragrant than the richest spices. Her virginity is his own private garden, an enclosed spring, a sealed fountain, a lovely orchard holding precious fruit (4:10b-15; 5:1a)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0" draw:style-name="a803" draw:master-page-name="Master1-Layout13-tx-Title-and-Text" presentation:presentation-page-layout-name="Master1-PPL13" draw:id="Slide-275">
        <draw:frame draw:id="id130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<text:s text:c="1"/>The wedding night (4:1-5:1)<text:s text:c="1"/></text:span><text:span text:style-name="a805" text:class-names=""/></text:p>
          </draw:text-box>
          <svg:title/>
          <svg:desc/>
        </draw:frame>
        <draw:frame draw:id="id131" presentation:style-name="a820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As spoken by the husband to his wife (4:1-15; 5:1a):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As spoken by the wife to her husband (4:16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As spoken by the young women of Jerusalem to both (5:1b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1" draw:style-name="a821" draw:master-page-name="Master1-Layout13-tx-Title-and-Text" presentation:presentation-page-layout-name="Master1-PPL13" draw:id="Slide-276">
        <draw:frame draw:id="id132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<text:s text:c="1"/>THE EVENTS ACCOMPANYING THE WEDDING (3:6-5:1)<text:s text:c="1"/></text:span><text:span text:style-name="a823" text:class-names=""/></text:p>
          </draw:text-box>
          <svg:title/>
          <svg:desc/>
        </draw:frame>
        <draw:frame draw:id="id133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<text:s text:c="1"/>The wedding day (3:6-1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The wedding night (4:1-5:1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2" draw:style-name="a836" draw:master-page-name="Master1-Layout13-tx-Title-and-Text" presentation:presentation-page-layout-name="Master1-PPL13" draw:id="Slide-277">
        <draw:frame draw:id="id134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SONG OF SOLOMON 1-8</text:span><text:span text:style-name="a838" text:class-names=""/></text:p>
          </draw:text-box>
          <svg:title/>
          <svg:desc/>
        </draw:frame>
        <draw:frame draw:id="id135" presentation:style-name="a853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THE EVENTS PRECEDING THE WEDDING (1:1-3:5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THE EVENTS ACCOMPANYING THE WEDDING (3:6-5:1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<text:s text:c="1"/>THE EVENTS FOLLOWING THE WEDDING (5:2-8:14)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23" draw:style-name="a854" draw:master-page-name="Master1-Layout1-title-Title-Slide" presentation:presentation-page-layout-name="Master1-PPL1" draw:id="Slide-278">
        <draw:frame draw:id="id136" presentation:style-name="a858" draw:name="Title 1" svg:x="1.38in" svg:y="0.83in" svg:width="10.3in" svg:height="4.42in" presentation:class="title" presentation:placeholder="false">
          <draw:text-box>
            <text:p text:style-name="a857" text:class-names="" text:cond-style-name=""><text:span text:style-name="a855" text:class-names=""><text:s text:c="1"/>THE EVENTS FOLLOWING THE WEDDING (5:2-8:14)<text:s text:c="1"/></text:span><text:span text:style-name="a856" text:class-names=""/></text:p>
          </draw:text-box>
          <svg:title/>
          <svg:desc/>
        </draw:frame>
        <draw:frame draw:id="id137" presentation:style-name="a863" draw:name="Subtitle 2" svg:x="1.38in" svg:y="5.25in" svg:width="10.3in" svg:height="1.85in" presentation:class="subtitle" presentation:placeholder="false">
          <draw:text-box>
            <text:p text:style-name="a860" text:class-names="" text:cond-style-name=""><text:span text:style-name="a859" text:class-names=""><text:s text:c="1"/>In regard to the wife (5:2-8, 10-16; 7:10-8:4, 6-7, 10-14)<text:s text:c="1"/></text:span></text:p>
            <text:p text:style-name="a862" text:class-names="" text:cond-style-name=""><text:span text:style-name="a861" text:class-names=""/></text:p>
          </draw:text-box>
          <svg:title/>
          <svg:desc/>
        </draw:frame>
      </draw:page>
      <draw:page draw:name="Slide24" draw:style-name="a864" draw:master-page-name="Master1-Layout1-title-Title-Slide" presentation:presentation-page-layout-name="Master1-PPL1" draw:id="Slide-279">
        <draw:frame draw:id="id138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<text:s text:c="1"/>In regard to the wife (5:2-8, 10-16; 7:10-8:4, 6-7, 10-14)<text:s text:c="1"/></text:span><text:span text:style-name="a866" text:class-names=""/></text:p>
          </draw:text-box>
          <svg:title/>
          <svg:desc/>
        </draw:frame>
        <draw:frame draw:id="id139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Her dream (5:2-8)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25" draw:style-name="a874" draw:master-page-name="Master1-Layout13-tx-Title-and-Text" presentation:presentation-page-layout-name="Master1-PPL13" draw:id="Slide-280">
        <draw:frame draw:id="id140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Her dream (5:2-8)<text:s text:c="1"/></text:span><text:span text:style-name="a876" text:class-names=""/></text:p>
          </draw:text-box>
          <svg:title/>
          <svg:desc/>
        </draw:frame>
        <draw:frame draw:id="id141" presentation:style-name="a888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The sin (5:2-4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The search (5:5-8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6" draw:style-name="a889" draw:master-page-name="Master1-Layout13-tx-Title-and-Text" presentation:presentation-page-layout-name="Master1-PPL13" draw:id="Slide-281">
        <draw:frame draw:id="id142" presentation:style-name="a893" draw:name="Title 1" svg:x="1.38in" svg:y="0.4in" svg:width="10.6in" svg:height="1.44965in" presentation:class="title" presentation:placeholder="false">
          <draw:text-box>
            <text:p text:style-name="a892" text:class-names="" text:cond-style-name=""><text:span text:style-name="a890" text:class-names=""><text:s text:c="1"/>In regard to the wife (5:2-8, 10-16; 7:10-8:4, 6-7, 10-14)<text:s text:c="1"/></text:span><text:span text:style-name="a891" text:class-names=""/></text:p>
          </draw:text-box>
          <svg:title/>
          <svg:desc/>
        </draw:frame>
        <draw:frame draw:id="id143" presentation:style-name="a903" draw:name="Text Placeholder 2" svg:x="1.38in" svg:y="2in" svg:width="9.4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<text:s text:c="1"/>Her dream (5:2-8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Her desire (7:10-8:4)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7" draw:style-name="a904" draw:master-page-name="Master1-Layout13-tx-Title-and-Text" presentation:presentation-page-layout-name="Master1-PPL13" draw:id="Slide-282">
        <draw:frame draw:id="id144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<text:s text:c="1"/>Her desire (7:10-8:4)<text:s text:c="1"/></text:span><text:span text:style-name="a906" text:class-names=""/></text:p>
          </draw:text-box>
          <svg:title/>
          <svg:desc/>
        </draw:frame>
        <draw:frame draw:id="id145" presentation:style-name="a921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To visit the countryside and spend the night in one of the fields (7:10-13)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To publicly demonstrate her love for him (8:1-4)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o offer herself totally to him (8:10-12, 14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8" draw:style-name="a922" draw:master-page-name="Master1-Layout13-tx-Title-and-Text" presentation:presentation-page-layout-name="Master1-PPL13" draw:id="Slide-283">
        <draw:frame draw:id="id146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In regard to the wife (5:2-8, 10-16; 7:10-8:4, 6-7, 10-14)<text:s text:c="1"/></text:span><text:span text:style-name="a924" text:class-names=""/></text:p>
          </draw:text-box>
          <svg:title/>
          <svg:desc/>
        </draw:frame>
        <draw:frame draw:id="id147" presentation:style-name="a939" draw:name="Text Placeholder 2" svg:x="1.38in" svg:y="2in" svg:width="9.4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Her dream (5:2-8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Her desire (7:10-8:4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er description (5:10-16; 8:6-7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</draw:page>
      <draw:page draw:name="Slide29" draw:style-name="a940" draw:master-page-name="Master1-Layout13-tx-Title-and-Text" presentation:presentation-page-layout-name="Master1-PPL13" draw:id="Slide-284">
        <draw:frame draw:id="id148" presentation:style-name="a944" draw:name="Title 1" svg:x="1.38in" svg:y="0.4in" svg:width="10.6in" svg:height="1.44965in" presentation:class="title" presentation:placeholder="false">
          <draw:text-box>
            <text:p text:style-name="a943" text:class-names="" text:cond-style-name=""><text:span text:style-name="a941" text:class-names=""><text:s text:c="1"/>Her description (5:10-16; 8:6-7)<text:s text:c="1"/></text:span><text:span text:style-name="a942" text:class-names=""/></text:p>
          </draw:text-box>
          <svg:title/>
          <svg:desc/>
        </draw:frame>
        <draw:frame draw:id="id149" presentation:style-name="a954" draw:name="Text Placeholder 2" svg:x="1.38in" svg:y="2in" svg:width="9.4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<text:s text:c="1"/>She describes her lover (5:10-16).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<text:s text:c="1"/>She describes her love (8:6-7).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draw:page draw:name="Slide30" draw:style-name="a955" draw:master-page-name="Master1-Layout13-tx-Title-and-Text" presentation:presentation-page-layout-name="Master1-PPL13" draw:id="Slide-285">
        <draw:frame draw:id="id150" presentation:style-name="a959" draw:name="Title 1" svg:x="1.38in" svg:y="0.4in" svg:width="10.6in" svg:height="1.44965in" presentation:class="title" presentation:placeholder="false">
          <draw:text-box>
            <text:p text:style-name="a958" text:class-names="" text:cond-style-name=""><text:span text:style-name="a956" text:class-names=""><text:s text:c="1"/>In regard to the wife (5:2-8, 10-16; 7:10-8:4, 6-7, 10-14)<text:s text:c="1"/></text:span><text:span text:style-name="a957" text:class-names=""/></text:p>
          </draw:text-box>
          <svg:title/>
          <svg:desc/>
        </draw:frame>
        <draw:frame draw:id="id151" presentation:style-name="a972" draw:name="Text Placeholder 2" svg:x="1.38in" svg:y="2in" svg:width="9.4in" svg:height="4.75868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<text:s text:c="1"/>Her dream (5:2-8)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Her desire (7:10-8:4)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Her description (5:10-16; 8:6-7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1" draw:style-name="a973" draw:master-page-name="Master1-Layout13-tx-Title-and-Text" presentation:presentation-page-layout-name="Master1-PPL13" draw:id="Slide-286">
        <draw:frame draw:id="id152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EVENTS FOLLOWING THE WEDDING (5:2-8:14)<text:s text:c="1"/></text:span><text:span text:style-name="a975" text:class-names=""/></text:p>
          </draw:text-box>
          <svg:title/>
          <svg:desc/>
        </draw:frame>
        <draw:frame draw:id="id153" presentation:style-name="a987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In regard to the wife (5:2-8, 10-16; 7:10-8:4, 6-7, 10-14)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In regard to the husband (6:4-12-13; 7:1-9; 8:5b, 13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32" draw:style-name="a988" draw:master-page-name="Master1-Layout13-tx-Title-and-Text" presentation:presentation-page-layout-name="Master1-PPL13" draw:id="Slide-287">
        <draw:frame draw:id="id154" presentation:style-name="a992" draw:name="Title 1" svg:x="1.38in" svg:y="0.4in" svg:width="10.6in" svg:height="1.44965in" presentation:class="title" presentation:placeholder="false">
          <draw:text-box>
            <text:p text:style-name="a991" text:class-names="" text:cond-style-name=""><text:span text:style-name="a989" text:class-names=""><text:s text:c="1"/>In regard to the husband (6:4-12-13; 7:1-9; 8:5b, 13)<text:s text:c="1"/></text:span><text:span text:style-name="a990" text:class-names=""/></text:p>
          </draw:text-box>
          <svg:title/>
          <svg:desc/>
        </draw:frame>
        <draw:frame draw:id="id155" presentation:style-name="a1002" draw:name="Text Placeholder 2" svg:x="1.38in" svg:y="2in" svg:width="9.4in" svg:height="4.75868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<text:s text:c="1"/>He characterizes the beauty of his wife (6:4-7):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s text:c="1"/>He contrasts the beauty of his wife (6:8-10):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</draw:text-box>
          <svg:title/>
          <svg:desc/>
        </draw:frame>
      </draw:page>
      <draw:page draw:name="Slide33" draw:style-name="a1003" draw:master-page-name="Master1-Layout13-tx-Title-and-Text" presentation:presentation-page-layout-name="Master1-PPL13" draw:id="Slide-288">
        <draw:frame draw:id="id156" presentation:style-name="a1007" draw:name="Title 1" svg:x="1.38in" svg:y="0.4in" svg:width="10.6in" svg:height="1.44965in" presentation:class="title" presentation:placeholder="false">
          <draw:text-box>
            <text:p text:style-name="a1006" text:class-names="" text:cond-style-name=""><text:span text:style-name="a1004" text:class-names=""><text:s text:c="1"/>THE EVENTS FOLLOWING THE WEDDING (5:2-8:14)<text:s text:c="1"/></text:span><text:span text:style-name="a1005" text:class-names=""/></text:p>
          </draw:text-box>
          <svg:title/>
          <svg:desc/>
        </draw:frame>
        <draw:frame draw:id="id157" presentation:style-name="a1023" draw:name="Text Placeholder 2" svg:x="1.38in" svg:y="2in" svg:width="9.4in" svg:height="4.75868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<text:s text:c="1"/>In regard to the wife (5:2-8, 10-16; 7:10-8:4, 6-7, 10-14)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1"/>In regard to the husband (6:4-12-13; 7:1-9; 8:5b, 13)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In regard to the young women of Jerusalem (5:9; 6:1, 13a; 8:5a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In regard to the wife's brothers (8:8-9)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4" draw:style-name="a1024" draw:master-page-name="Master1-Layout13-tx-Title-and-Text" presentation:presentation-page-layout-name="Master1-PPL13" draw:id="Slide-289">
        <draw:frame draw:id="id158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<text:s text:c="1"/>In regard to the wife's brothers (8:8-9)<text:s text:c="1"/></text:span><text:span text:style-name="a1026" text:class-names=""/></text:p>
          </draw:text-box>
          <svg:title/>
          <svg:desc/>
        </draw:frame>
        <draw:frame draw:id="id159" presentation:style-name="a1038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<text:s text:c="1"/>The question (8:8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The answer (8:9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</draw:page>
      <draw:page draw:name="Slide35" draw:style-name="a1039" draw:master-page-name="Master1-Layout13-tx-Title-and-Text" presentation:presentation-page-layout-name="Master1-PPL13" draw:id="Slide-290">
        <draw:frame draw:id="id160" presentation:style-name="a1043" draw:name="Title 1" svg:x="1.38in" svg:y="0.4in" svg:width="10.6in" svg:height="1.44965in" presentation:class="title" presentation:placeholder="false">
          <draw:text-box>
            <text:p text:style-name="a1042" text:class-names="" text:cond-style-name=""><text:span text:style-name="a1040" text:class-names=""><text:s text:c="1"/>THE EVENTS FOLLOWING THE WEDDING (5:2-8:14)<text:s text:c="1"/></text:span><text:span text:style-name="a1041" text:class-names=""/></text:p>
          </draw:text-box>
          <svg:title/>
          <svg:desc/>
        </draw:frame>
        <draw:frame draw:id="id161" presentation:style-name="a1059" draw:name="Text Placeholder 2" svg:x="1.38in" svg:y="2in" svg:width="9.4in" svg:height="4.75868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<text:s text:c="1"/>In regard to the wife (5:2-8, 10-16; 7:10-8:4, 6-7, 10-14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In regard to the husband (6:4-12-13; 7:1-9; 8:5b, 13)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In regard to the young women of Jerusalem (5:9; 6:1, 13a; 8:5a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In regard to the wife's brothers (8:8-9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6" draw:style-name="a1060" draw:master-page-name="Master1-Layout13-tx-Title-and-Text" presentation:presentation-page-layout-name="Master1-PPL13" draw:id="Slide-291">
        <draw:frame draw:id="id162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SONG OF SOLOMON 1-8</text:span><text:span text:style-name="a1062" text:class-names=""/></text:p>
          </draw:text-box>
          <svg:title/>
          <svg:desc/>
        </draw:frame>
        <draw:frame draw:id="id163" presentation:style-name="a1077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THE EVENTS PRECEDING THE WEDDING (1:1-3:5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THE EVENTS ACCOMPANYING THE WEDDING (3:6-5:1)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<text:s text:c="1"/>THE EVENTS FOLLOWING THE WEDDING (5:2-8:14)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37" draw:style-name="a1078" draw:master-page-name="Master1-Layout1-title-Title-Slide" presentation:presentation-page-layout-name="Master1-PPL1" draw:id="Slide-292">
        <draw:frame draw:id="id164" presentation:style-name="a1082" draw:name="Title 1" svg:x="1.38in" svg:y="0.83in" svg:width="10.3in" svg:height="4.42in" presentation:class="title" presentation:placeholder="false">
          <draw:text-box>
            <text:p text:style-name="a1081" text:class-names="" text:cond-style-name=""><text:span text:style-name="a1079" text:class-names="">Song of Solomon</text:span><text:span text:style-name="a1080" text:class-names=""/></text:p>
          </draw:text-box>
          <svg:title/>
          <svg:desc/>
        </draw:frame>
        <draw:frame draw:id="id165" presentation:style-name="a108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ong of Solomon</dc:title>
    <meta:initial-creator>David STRICKLAND</meta:initial-creator>
    <dc:creator>David STRICKLAND</dc:creator>
    <meta:creation-date>2020-02-22T19:36:07Z</meta:creation-date>
    <dc:date>2020-02-22T19:36:07Z</dc:date>
    <meta:template xlink:href="BibleStudy" xlink:type="simple"/>
    <meta:editing-cycles>1</meta:editing-cycles>
    <meta:editing-duration>PT0S</meta:editing-duration>
    <meta:document-statistic meta:paragraph-count="130" meta:word-count="1462"/>
  </office:meta>
</office:document-meta>
</file>